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F59" svg:font-family="F59" style:font-family-generic="swiss" svg:panose-1="0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Paragraphedeliste" style:master-page-name="MP0" style:list-style-name="LFO1" style:family="paragraph">
      <style:paragraph-properties fo:break-before="page"/>
    </style:style>
    <style:style style:name="P2" style:parent-style-name="Paragraphedeliste" style:list-style-name="LFO1" style:family="paragraph"/>
    <style:style style:name="P3" style:parent-style-name="Normal" style:family="paragraph">
      <style:paragraph-properties style:text-autospace="none" style:vertical-align="auto" fo:margin-bottom="0in" fo:line-height="100%"/>
      <style:text-properties style:font-name="F59" style:font-name-complex="F59" fo:font-size="12pt" style:font-size-asian="12pt" style:font-size-complex="12pt" fo:hyphenate="true"/>
    </style:style>
    <style:style style:name="P4" style:parent-style-name="Normal" style:family="paragraph">
      <style:paragraph-properties fo:margin-left="0.0986in">
        <style:tab-stops/>
      </style:paragraph-properties>
    </style:style>
    <style:style style:name="T5" style:parent-style-name="Policepardéfaut" style:family="text">
      <style:text-properties style:font-name="F59" style:font-name-complex="F59" fo:font-size="12pt" style:font-size-asian="12pt" style:font-size-complex="12pt"/>
    </style:style>
    <style:style style:name="P6" style:parent-style-name="Paragraphedeliste" style:list-style-name="LFO2" style:family="paragraph"/>
    <style:style style:name="P7" style:parent-style-name="Normal" style:family="paragraph">
      <style:paragraph-properties fo:margin-left="0.25in">
        <style:tab-stops/>
      </style:paragraph-properties>
    </style:style>
    <style:style style:name="P8" style:parent-style-name="Normal" style:family="paragraph">
      <style:paragraph-properties fo:margin-left="0.25in">
        <style:tab-stops/>
      </style:paragraph-properties>
    </style:style>
    <style:style style:name="P9" style:parent-style-name="Normal" style:family="paragraph">
      <style:paragraph-properties fo:margin-left="0.25in">
        <style:tab-stops/>
      </style:paragraph-properties>
    </style:style>
    <style:style style:name="P10" style:parent-style-name="Normal" style:family="paragraph">
      <style:paragraph-properties fo:margin-left="0.1965in">
        <style:tab-stops/>
      </style:paragraph-properties>
    </style:style>
    <style:style style:name="P11" style:parent-style-name="Normal" style:family="paragraph">
      <style:paragraph-properties fo:margin-left="0.1965in">
        <style:tab-stops/>
      </style:paragraph-properties>
    </style:style>
    <style:style style:name="P12" style:parent-style-name="Normal" style:family="paragraph">
      <style:paragraph-properties fo:margin-left="0.1965in">
        <style:tab-stops/>
      </style:paragraph-properties>
    </style:style>
    <style:style style:name="P13" style:parent-style-name="Normal" style:family="paragraph">
      <style:paragraph-properties fo:margin-left="0.1965in">
        <style:tab-stops/>
      </style:paragraph-properties>
    </style:style>
    <style:style style:name="P14" style:parent-style-name="Normal" style:family="paragraph">
      <style:paragraph-properties fo:margin-left="0.1965in">
        <style:tab-stops/>
      </style:paragraph-properties>
    </style:style>
    <style:style style:name="P15" style:parent-style-name="Normal" style:family="paragraph">
      <style:paragraph-properties fo:margin-left="0.1965in">
        <style:tab-stops/>
      </style:paragraph-properties>
    </style:style>
    <style:style style:name="P16" style:parent-style-name="Normal" style:family="paragraph">
      <style:paragraph-properties fo:margin-left="0.1965in">
        <style:tab-stops/>
      </style:paragraph-properties>
    </style:style>
    <style:style style:name="P17" style:parent-style-name="Normal" style:family="paragraph">
      <style:paragraph-properties fo:margin-left="0.1965in">
        <style:tab-stops/>
      </style:paragraph-properties>
    </style:style>
    <style:style style:name="P18" style:parent-style-name="Normal" style:family="paragraph">
      <style:paragraph-properties fo:margin-left="0.1965in">
        <style:tab-stops/>
      </style:paragraph-properties>
    </style:style>
    <style:style style:name="P19" style:parent-style-name="Normal" style:family="paragraph">
      <style:paragraph-properties fo:margin-left="0.1965in">
        <style:tab-stops/>
      </style:paragraph-properties>
    </style:style>
    <style:style style:name="P20" style:parent-style-name="Normal" style:family="paragraph">
      <style:paragraph-properties fo:margin-left="0.1965in">
        <style:tab-stops/>
      </style:paragraph-properties>
    </style:style>
  </office:automatic-styles>
  <office:body>
    <office:text text:use-soft-page-breaks="true">
      <text:list text:style-name="LFO1" text:continue-numbering="true">
        <text:list-item>
          <text:p text:style-name="P1">bonjour a tous</text:p>
        </text:list-item>
      </text:list>
      <text:p text:style-name="Normal">aujourd'hui je voudrais animer une présentation au cours de la qu'elle en va voir ensemble l'utilité de notre application qui est intitulé conception et réalisation d'une application web mobile .</text:p>
      <text:p text:style-name="Normal">cette<text:s/>application est réalisé par moi mémé samar chieb et sous la direction de Mr ali ourimi <text:s/>qui ma supporter et qui ma quider aucour de la réalisation de se travail et Mr mohammed chakroun <text:s/>d'avoir accepter d'évaluer et de jugé ce travail</text:p>
      <text:list text:style-name="LFO1" text:continue-numbering="true">
        <text:list-item>
          <text:p text:style-name="P2">tout d'abord en va commencer par le plan au dans la premier partie en va voire ensemble une étude introduction par la suite les études préalables et puis la spécification des besoins, la conception,la réalisation et finalement ce présentation <text:s/>s’achève par une conclusion générale et perspective</text:p>
        </text:list-item>
      </text:list>
      <text:p text:style-name="P3">Dans le passé nous enregistrions les informations manuellement sur des</text:p>
      <text:p text:style-name="P4"><text:span text:style-name="T5">supports en papier ce qui engendrait beaucoup de problèmes</text:span></text:p>
      <text:list text:style-name="LFO2" text:continue-numbering="true">
        <text:list-item>
          <text:p text:style-name="P6">l'utilisation massive de technologie de l'information et de communication et le penchant vers <text:s/>les l'utilisation d'une technologie web mobile qui facilitera la vie de nos jour <text:s/>t'elle que <text:s/></text:p>
        </text:list-item>
      </text:list>
      <text:p text:style-name="P7">-</text:p>
      <text:p text:style-name="P8">-</text:p>
      <text:p text:style-name="P9">-</text:p>
      <text:p text:style-name="P10">-</text:p>
      <text:p text:style-name="P11">4- après avoir présenté l'introduction<text:s/>nous passant maintenant à l'étude préalable <text:s/>cette partie repose sur deux vole<text:s/></text:p>
      <text:p text:style-name="P12">la problématique et la solution proposer</text:p>
      <text:p text:style-name="P13">5-</text:p>
      <text:p text:style-name="P14">notre projet de fin d'étude c'est déroulé au sein de la banque du sang dans l’hôpital ibn al jazzar dans cette société nous avons rencontré un panoplie des problème telle que</text:p>
      <text:p text:style-name="P15">-</text:p>
      <text:p text:style-name="P16">-</text:p>
      <text:p text:style-name="P17">-</text:p>
      <text:p text:style-name="P18">-</text:p>
      <text:p text:style-name="P19">6 notre travail s'inscrit dans le cadre de cette problématique dans ce sans nous avons développer une application web mobile pour faire face <text:s/>que nous avons motionné</text:p>
      <text:p text:style-name="P20">7- cette application est utilisé par<text:s/>les <text:s/>acteurs suivant (donneur,infirmier et admin)</text:p>
      <text:p text:style-name="Normal">8-</text:p>
      <text:p text:style-name="Normal">une fois que n'a terminer la partie préalable nous passant maintenant <text:s/>a la spécification des besoins</text:p>
      <text:p text:style-name="Normal">9- que me n'a dit toute alors que notre application utilisé par les acteur(donneur,infirmier,admin)</text:p>
      <text:p text:style-name="Normal">voisie le diagramme de cas d'utilisation de l'acteur donneur<text:s/></text:p>
      <text:soft-page-break/>
      <text:p text:style-name="Normal">dans ce diagramme le donneur aura la capasité des ...........</text:p>
      <text:p text:style-name="Normal">mais pour pouvoir appliquer ces cas il faut d'abord s'authentifier</text:p>
      <text:p text:style-name="Normal">voisie le diagramme de cas d'utilisation de l'acteur infirmier<text:s/></text:p>
      <text:p text:style-name="Normal">dans ce diagramme l'infirmier aura la capasité des ...........</text:p>
      <text:p text:style-name="Normal">mais pour pouvoir appliquer ces cas il faut d'abord s'authentifier</text:p>
      <text:p text:style-name="Normal">voisie le diagramme de cas d'utilisation de l'acteur admin<text:s/></text:p>
      <text:p text:style-name="Normal">dans ce diagramme l'adminaura la capasité des ...........</text:p>
      <text:p text:style-name="Normal">10- aprés<text:s/>avoir présenté la spécification des besoin nous passons à la partie repose sur deux vole<text:s/></text:p>
      <text:p text:style-name="Normal">la conception de la vie statique</text:p>
      <text:p text:style-name="Normal">et la conception de la vie dynamique</text:p>
      <text:p text:style-name="Normal">11-</text:p>
      <text:p text:style-name="Normal">nous commençons par le volé dynamique</text:p>
      <text:p text:style-name="Normal">en presente ici quelque sénario du cas d'utilisation</text:p>
      <text:p text:style-name="Normal"/>
      <text:p text:style-name="Normal">voici le diagramme de séquence relatif au sinario du cas d'utilisation"..................."</text:p>
      <text:p text:style-name="Normal">voici le diagramme de séquence relatif au sinario du cas d'utilisation"..................."</text:p>
      <text:p text:style-name="Normal">voici le diagramme de séquence relatif au sinario du cas d'utilisation"..................."</text:p>
      <text:p text:style-name="Normal">12-</text:p>
      <text:p text:style-name="Normal">dans le volé statique nous présentons le diagramme de classe a l’aide de ce diagramme en présente la structure statique de notre application ce basse principalement sur (nombre de classe)</text:p>
      <text:p text:style-name="Normal">13-</text:p>
      <text:p text:style-name="Normal">aprés avoir présenté la partie<text:s/>conception nous passant à la réalisation .cette partie répose sur deux volé le choix de language de programmation et les logiciel utilisé</text:p>
      <text:p text:style-name="Normal">14</text:p>
      <text:p text:style-name="Normal">on a commencer par les langage de programmation</text:p>
      <text:p text:style-name="Normal">-</text:p>
      <text:p text:style-name="Normal">-</text:p>
      <text:p text:style-name="Normal">-</text:p>
      <text:p text:style-name="Normal">-</text:p>
      <text:p text:style-name="Normal">15</text:p>
      <text:p text:style-name="Normal">nous avons connue a l'utilisation des language<text:s/>suivante</text:p>
      <text:p text:style-name="Normal">enfin de réaliser notre application ainsi que on na utilisé les logiciels<text:s/></text:p>
      <text:soft-page-break/>
      <text:p text:style-name="Normal">-</text:p>
      <text:p text:style-name="Normal">-</text:p>
      <text:p text:style-name="Normal">-</text:p>
      <text:p text:style-name="Normal">Pour développer en fin de compte la solution propos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F59" svg:font-family="F59" style:font-family-generic="swiss"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ieb samar</meta:initial-creator>
    <dc:creator>chieb samar</dc:creator>
    <meta:creation-date>2020-06-30T18:12:00Z</meta:creation-date>
    <dc:date>2020-07-01T23:52:00Z</dc:date>
    <meta:template xlink:href="Normal.dotm" xlink:type="simple"/>
    <meta:editing-cycles>2</meta:editing-cycles>
    <meta:editing-duration>PT49380S</meta:editing-duration>
    <meta:document-statistic meta:page-count="3" meta:paragraph-count="7" meta:word-count="545" meta:character-count="3536" meta:row-count="24" meta:non-whitespace-character-count="2998"/>
  </office:meta>
</office:document-meta>
</file>